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C00000595F5C3E7C2.png"/>
  <manifest:file-entry manifest:media-type="image/png" manifest:full-path="Pictures/100002010000074B000003B447E7E1FB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3.225cm" style:use-optimal-column-width="false"/>
    </style:style>
    <style:style style:name="co2" style:family="table-column">
      <style:table-column-properties style:column-width="3.227cm" style:use-optimal-column-width="false"/>
    </style:style>
    <style:style style:name="ro1" style:family="table-row">
      <style:table-row-properties style:row-height="1.411cm"/>
    </style:style>
    <style:style style:name="ro2" style:family="table-row">
      <style:table-row-properties style:row-height="1.256cm"/>
    </style:style>
    <style:style style:name="ce1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a1d68b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dfefd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ff7e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ICE TASK 3</text:span></text:p>
          </draw:text-box>
        </draw:frame>
        <draw:frame draw:name="Subtitle 2" presentation:style-name="pr2" draw:text-style-name="P2" draw:layer="layout" svg:width="14.881cm" svg:height="3.222cm" svg:x="7.701cm" svg:y="6.302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mission Requirements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1.656cm" svg:height="11.104cm" svg:x="7.704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</text:span></text:p>
                <text:p text:style-name="P3"><text:span text:style-name="T2"/></text:p>
              </text:list-item>
              <text:list-item>
                <text:p text:style-name="P3"><text:span text:style-name="T2">If there is a practical component to this activity be show your working out of the solution via specification document and 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1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1</text:span></text:p>
          </draw:text-box>
        </draw:frame>
        <draw:frame draw:name="Content Placeholder 2" presentation:style-name="pr5" draw:text-style-name="P2" draw:layer="layout" svg:width="21.656cm" svg:height="11.104cm" svg:x="7.704cm" svg:y="5.7cm" presentation:class="outline" presentation:user-transformed="true">
          <draw:text-box>
            <text:list text:style-name="L2">
              <text:list-item>
                <text:p text:style-name="P3"><text:span text:style-name="T2">Create a WBS using Microsoft project that matches the details bel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s</text:span></text:p>
          </draw:text-box>
        </draw:frame>
        <draw:frame draw:name="Content Placeholder 2" presentation:style-name="pr5" draw:text-style-name="P2" draw:layer="layout" svg:width="21.656cm" svg:height="11.104cm" svg:x="7.704cm" svg:y="5.7cm" presentation:class="outline" presentation:user-transformed="true">
          <draw:text-box>
            <text:list text:style-name="L2">
              <text:list-item>
                <text:p text:style-name="P3"><text:span text:style-name="T2">Create a Network Diagram that matches the details bel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2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2</text:span></text:p>
          </draw:text-box>
        </draw:frame>
        <draw:frame draw:name="Table 4" draw:style-name="standard" draw:layer="layout" svg:width="22.576cm" svg:height="12.543cm" svg:x="6.564cm" svg:y="5.23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3">WBS</text:span></text:p>
              </table:table-cell>
              <table:table-cell table:style-name="ce2">
                <text:p text:style-name="P4"><text:span text:style-name="T3">Task</text:span></text:p>
              </table:table-cell>
              <table:table-cell table:style-name="ce3">
                <text:p text:style-name="P4"><text:span text:style-name="T3">Duration</text:span></text:p>
              </table:table-cell>
              <table:table-cell table:style-name="ce4">
                <text:p text:style-name="P4"><text:span text:style-name="T3">Predecessor</text:span></text:p>
              </table:table-cell>
              <table:table-cell table:style-name="ce5">
                <text:p text:style-name="P4"><text:span text:style-name="T3">Resources</text:span></text:p>
              </table:table-cell>
              <table:table-cell table:style-name="ce6">
                <text:p text:style-name="P4"><text:span text:style-name="T3">Costs</text:span></text:p>
              </table:table-cell>
              <table:table-cell table:style-name="ce7">
                <text:p text:style-name="P4"><text:span text:style-name="T3">Resource costs p/h</text:span></text:p>
              </table:table-cell>
            </table:table-row>
            <table:table-row table:style-name="ro1">
              <table:table-cell table:style-name="ce8">
                <text:p text:style-name="P4"><text:span text:style-name="T4">1</text:span></text:p>
              </table:table-cell>
              <table:table-cell table:style-name="ce9">
                <text:p text:style-name="P4"><text:span text:style-name="T4">A</text:span></text:p>
              </table:table-cell>
              <table:table-cell table:style-name="ce10">
                <text:p text:style-name="P4"><text:span text:style-name="T4">3 days</text:span></text:p>
              </table:table-cell>
              <table:table-cell table:style-name="ce11">
                <text:p text:style-name="P4"><text:span text:style-name="T4">-</text:span></text:p>
              </table:table-cell>
              <table:table-cell table:style-name="ce12">
                <text:p text:style-name="P4"><text:span text:style-name="T4">Worker 1</text:span></text:p>
              </table:table-cell>
              <table:table-cell table:style-name="ce13"/>
              <table:table-cell table:style-name="ce14">
                <text:p text:style-name="P4"><text:span text:style-name="T4">Worker 1 – R50</text:span></text:p>
              </table:table-cell>
            </table:table-row>
            <table:table-row table:style-name="ro1">
              <table:table-cell table:style-name="ce15">
                <text:p text:style-name="P4"><text:span text:style-name="T4">2</text:span></text:p>
              </table:table-cell>
              <table:table-cell table:style-name="ce16">
                <text:p text:style-name="P4"><text:span text:style-name="T4">B</text:span></text:p>
              </table:table-cell>
              <table:table-cell table:style-name="ce17">
                <text:p text:style-name="P4"><text:span text:style-name="T4">5 days</text:span></text:p>
              </table:table-cell>
              <table:table-cell table:style-name="ce18">
                <text:p text:style-name="P4"><text:span text:style-name="T4">-</text:span></text:p>
              </table:table-cell>
              <table:table-cell table:style-name="ce19">
                <text:p text:style-name="P4"><text:span text:style-name="T4">Worker 2 &amp; 1</text:span></text:p>
              </table:table-cell>
              <table:table-cell table:style-name="ce20"/>
              <table:table-cell table:style-name="ce21">
                <text:p text:style-name="P4"><text:span text:style-name="T4">Worker 2 – R100</text:span></text:p>
              </table:table-cell>
            </table:table-row>
            <table:table-row table:style-name="ro1">
              <table:table-cell table:style-name="ce22">
                <text:p text:style-name="P4"><text:span text:style-name="T4">3</text:span></text:p>
              </table:table-cell>
              <table:table-cell table:style-name="ce23">
                <text:p text:style-name="P4"><text:span text:style-name="T4">C</text:span></text:p>
              </table:table-cell>
              <table:table-cell table:style-name="ce24">
                <text:p text:style-name="P4"><text:span text:style-name="T4">4 days</text:span></text:p>
              </table:table-cell>
              <table:table-cell table:style-name="ce25">
                <text:p text:style-name="P4"><text:span text:style-name="T4">B,A</text:span></text:p>
              </table:table-cell>
              <table:table-cell table:style-name="ce26">
                <text:p text:style-name="P4"><text:span text:style-name="T4">Worker 3</text:span></text:p>
              </table:table-cell>
              <table:table-cell table:style-name="ce13"/>
              <table:table-cell table:style-name="ce27">
                <text:p text:style-name="P4"><text:span text:style-name="T4">Worker 3 – R80</text:span></text:p>
              </table:table-cell>
            </table:table-row>
            <table:table-row table:style-name="ro1">
              <table:table-cell table:style-name="ce28">
                <text:p text:style-name="P4"><text:span text:style-name="T4">4</text:span></text:p>
              </table:table-cell>
              <table:table-cell table:style-name="ce29">
                <text:p text:style-name="P4"><text:span text:style-name="T4">D</text:span></text:p>
              </table:table-cell>
              <table:table-cell table:style-name="ce30">
                <text:p text:style-name="P4"><text:span text:style-name="T4">6 days</text:span></text:p>
              </table:table-cell>
              <table:table-cell table:style-name="ce31">
                <text:p text:style-name="P4"><text:span text:style-name="T4">C</text:span></text:p>
              </table:table-cell>
              <table:table-cell table:style-name="ce32">
                <text:p text:style-name="P4"><text:span text:style-name="T4">Worker 4 &amp; 2</text:span></text:p>
              </table:table-cell>
              <table:table-cell table:style-name="ce20"/>
              <table:table-cell table:style-name="ce33">
                <text:p text:style-name="P4"><text:span text:style-name="T4">Worker 4 – R50</text:span></text:p>
              </table:table-cell>
            </table:table-row>
            <table:table-row table:style-name="ro1">
              <table:table-cell table:style-name="ce34">
                <text:p text:style-name="P4"><text:span text:style-name="T4">5</text:span></text:p>
              </table:table-cell>
              <table:table-cell table:style-name="ce35">
                <text:p text:style-name="P4"><text:span text:style-name="T4">E</text:span></text:p>
              </table:table-cell>
              <table:table-cell table:style-name="ce36">
                <text:p text:style-name="P4"><text:span text:style-name="T4">2 days</text:span></text:p>
              </table:table-cell>
              <table:table-cell table:style-name="ce37">
                <text:p text:style-name="P4"><text:span text:style-name="T4">D</text:span></text:p>
              </table:table-cell>
              <table:table-cell table:style-name="ce38">
                <text:p text:style-name="P4"><text:span text:style-name="T4">Worker 5</text:span></text:p>
              </table:table-cell>
              <table:table-cell table:style-name="ce13"/>
              <table:table-cell table:style-name="ce39">
                <text:p text:style-name="P4"><text:span text:style-name="T4">Worker 5 – R200</text:span></text:p>
              </table:table-cell>
            </table:table-row>
            <table:table-row table:style-name="ro1">
              <table:table-cell table:style-name="ce40">
                <text:p text:style-name="P4"><text:span text:style-name="T4">6</text:span></text:p>
              </table:table-cell>
              <table:table-cell table:style-name="ce41">
                <text:p text:style-name="P4"><text:span text:style-name="T4">F</text:span></text:p>
              </table:table-cell>
              <table:table-cell table:style-name="ce42">
                <text:p text:style-name="P4"><text:span text:style-name="T4">1 day</text:span></text:p>
              </table:table-cell>
              <table:table-cell table:style-name="ce43">
                <text:p text:style-name="P4"><text:span text:style-name="T4">D</text:span></text:p>
              </table:table-cell>
              <table:table-cell table:style-name="ce44">
                <text:p text:style-name="P4"><text:span text:style-name="T4">Worker 6</text:span></text:p>
              </table:table-cell>
              <table:table-cell table:style-name="ce20"/>
              <table:table-cell table:style-name="ce45">
                <text:p text:style-name="P4"><text:span text:style-name="T4">Worker 6 – R150</text:span></text:p>
              </table:table-cell>
            </table:table-row>
            <table:table-row table:style-name="ro1" table:default-cell-style-name="ce13">
              <table:table-cell table:style-name="ce46">
                <text:p text:style-name="P4"><text:span text:style-name="T4">7</text:span></text:p>
              </table:table-cell>
              <table:table-cell table:style-name="ce47">
                <text:p text:style-name="P4"><text:span text:style-name="T4">G</text:span></text:p>
              </table:table-cell>
              <table:table-cell table:style-name="ce48">
                <text:p text:style-name="P4"><text:span text:style-name="T4">5 days</text:span></text:p>
              </table:table-cell>
              <table:table-cell table:style-name="ce49">
                <text:p text:style-name="P4"><text:span text:style-name="T4">D</text:span></text:p>
              </table:table-cell>
              <table:table-cell table:style-name="ce50">
                <text:p text:style-name="P4"><text:span text:style-name="T4">Worker 6 &amp; 4</text:span></text:p>
              </table:table-cell>
              <table:table-cell/>
              <table:table-cell/>
            </table:table-row>
            <table:table-row table:style-name="ro2" table:default-cell-style-name="ce20">
              <table:table-cell table:style-name="ce51">
                <text:p text:style-name="P4"><text:span text:style-name="T4">8</text:span></text:p>
              </table:table-cell>
              <table:table-cell table:style-name="ce52">
                <text:p text:style-name="P4"><text:span text:style-name="T4">H</text:span></text:p>
              </table:table-cell>
              <table:table-cell table:style-name="ce53">
                <text:p text:style-name="P4"><text:span text:style-name="T4">3 days</text:span></text:p>
              </table:table-cell>
              <table:table-cell table:style-name="ce54">
                <text:p text:style-name="P4"><text:span text:style-name="T4">E,F,G</text:span></text:p>
              </table:table-cell>
              <table:table-cell table:style-name="ce55">
                <text:p text:style-name="P4"><text:span text:style-name="T4">Worker 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1f2d2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8ec0c1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1f2d29" draw:opacity="9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127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Wingdings 3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fo:font-family="'Wingdings 3'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§">
        <style:list-level-properties text:space-before="5.081cm" text:min-label-width="0.956cm"/>
        <style:text-properties fo:font-family="Wingdings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4" draw:layer="backgroundobjects" svg:width="22.039cm" svg:height="19.049cm" svg:x="2.799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0.075cm" svg:height="19.049cm" svg:x="24.83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15.327cm" svg:height="6.301cm" svg:x="7.255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2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3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12" draw:style-name="Mgr7" draw:text-style-name="MP6" draw:layer="backgroundobjects" svg:width="1.154cm" svg:height="1.267cm" svg:x="6.087cm" svg:y="9.063cm">
        <text:p text:style-name="MP12"><text:span text:style-name="MT3">z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4" draw:layer="backgroundobjects" svg:width="28.811cm" svg:height="19.049cm" svg:x="2.79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0.075cm" svg:height="19.049cm" svg:x="31.60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6" draw:layer="backgroundobjects" svg:width="22.105cm" svg:height="2.991cm" svg:x="7.255cm" svg:y="2.245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1.656cm" svg:height="11.104cm" svg:x="7.704cm" svg:y="5.7cm" presentation:class="outline" presentation:user-transformed="true">
        <draw:text-box>
          <text:list text:style-name="ML5">
            <text:list-item>
              <text:p text:style-name="MP4"><text:span text:style-name="MT5">Click to edit the outline text format</text:span></text:p>
              <text:list>
                <text:list-item>
                  <text:p text:style-name="MP4"><text:span text:style-name="MT5">Second Outline Level</text:span></text:p>
                  <text:list>
                    <text:list-item>
                      <text:p text:style-name="MP4"><text:span text:style-name="MT5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8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8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6" draw:style-name="Mgr7" draw:text-style-name="MP6" draw:layer="backgroundobjects" svg:width="1.154cm" svg:height="1.013cm" svg:x="6.097cm" svg:y="1.781cm">
        <text:p text:style-name="MP12"><text:span text:style-name="MT9">z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5-08T13:32:28.91</dc:date>
    <dc:creator>NEETESH JAYLAL</dc:creator>
    <meta:generator>OpenOffice/4.1.8$Win32 OpenOffice.org_project/418m3$Build-9803</meta:generator>
    <meta:editing-duration>PT1M51S</meta:editing-duration>
    <meta:editing-cycles>1</meta:editing-cycles>
    <meta:document-statistic meta:object-count="66"/>
  </office:meta>
</office:document-meta>
</file>